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f119d" officeooo:paragraph-rsid="000f119d"/>
    </style:style>
    <style:style style:name="P2" style:family="paragraph" style:parent-style-name="Standard">
      <style:text-properties fo:language="en" fo:country="US" officeooo:rsid="000fbb1f" officeooo:paragraph-rsid="000fbb1f"/>
    </style:style>
    <style:style style:name="P3" style:family="paragraph" style:parent-style-name="Standard">
      <style:text-properties fo:language="en" fo:country="US" fo:font-weight="bold" officeooo:rsid="000f119d" officeooo:paragraph-rsid="000f119d" style:font-weight-asian="bold" style:font-weight-complex="bold"/>
    </style:style>
    <style:style style:name="P4" style:family="paragraph" style:parent-style-name="Standard">
      <style:text-properties officeooo:paragraph-rsid="000f119d"/>
    </style:style>
    <style:style style:name="T1" style:family="text">
      <style:text-properties fo:color="#ce9178" loext:opacity="100%" style:font-name="Consolas" fo:font-size="10.5pt" fo:font-weight="normal" fo:background-color="#1e1e1e" loext:char-shading-value="0"/>
    </style:style>
    <style:style style:name="T2" style:family="text">
      <style:text-properties fo:language="en" fo:country="US" officeooo:rsid="000f119d"/>
    </style:style>
    <style:style style:name="T3" style:family="text">
      <style:text-properties officeooo:rsid="000fb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7.07.2022</text:p>
      <text:p text:style-name="P1">Tried to solve the problem of cross-origin in cypress.</text:p>
      <text:p text:style-name="P1">Problem locator on Telnyx.com:</text:p>
      <text:p text:style-name="P4"><text:span text:style-name="T2"><text:tab/>- </text:span><text:span text:style-name="T1">a[href="https://support.telnyx.com"]</text:span></text:p>
      <text:p text:style-name="P1">What was made:</text:p>
      <text:p text:style-name="P1">1. Create<text:span text:style-name="T3">d</text:span> separate cyperss spec file to localize the problem to make sure that the problem is not in the cucumber.</text:p>
      <text:p text:style-name="P1">2. Tried various workarounds to avoid clicking on the problematic link. <text:span text:style-name="T3">As:</text:span></text:p>
      <text:p text:style-name="P1">- dblclick()</text:p>
      <text:p text:style-name="P1">- click() without invoke() method</text:p>
      <text:p text:style-name="P1">- cy.visit() after click()</text:p>
      <text:p text:style-name="P2">3. I watched lectures about cypress+cucumber</text:p>
      <text:p text:style-name="P2"><text:a xlink:type="simple" xlink:href="https://youtu.be/FlQ9Carxeds" text:style-name="Internet_20_link" text:visited-style-name="Visited_20_Internet_20_Link">https://youtu.be/FlQ9Carxeds</text:a></text:p>
      <text:p text:style-name="P2">4. Updated README.md in <text:a xlink:type="simple" xlink:href="https://github.com/Guillermo-Jiotto/LQ-learning-Cypress-Cucumber-Telnyx" text:style-name="Internet_20_link" text:visited-style-name="Visited_20_Internet_20_Link">https://github.com/Guillermo-Jiotto/LQ-learning-Cypress-Cucumber-Telnyx</text:a></text:p>
      <text:p text:style-name="P2">5. Modified cypress.yml</text:p>
      <text:p text:style-name="P2">- Still having the problem with random fail tests in github actions VM. On my local machine is all working fine (except the problem locator)</text:p>
      <text:p text:style-name="P1"/>
      <text:p text:style-name="P2">Also was installed AnyDesk, MS Team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8T11:12:19.746000000</dc:date>
    <meta:editing-duration>PT6M56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6" meta:word-count="109" meta:character-count="775" meta:non-whitespace-character-count="681"/>
  </office:meta>
</office:document-meta>
</file>